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rrorSizeBea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_size.test_path_siz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Path_size.test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ONPath_size.test_path_size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Path_size.test_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Path_size.test_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Path_size.test_path_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